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4.24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74.76pt"/>
    </style:style>
    <style:style style:name="co4" style:family="table-column">
      <style:table-column-properties fo:break-before="auto" style:column-width="159pt"/>
    </style:style>
    <style:style style:name="co5" style:family="table-column">
      <style:table-column-properties fo:break-before="auto" style:column-width="213.76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15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enarios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na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Cenários</text:p>
          </table:table-cell>
          <table:table-cell table:style-name="ce1" office:value-type="string" calcext:value-type="string">
            <text:p>pré-requisito</text:p>
          </table:table-cell>
          <table:table-cell table:style-name="ce1" office:value-type="string" calcext:value-type="string">
            <text:p>Dados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erfil + Distribuição</text:p>
          </table:table-cell>
          <table:table-cell table:style-name="ce1" office:value-type="string" calcext:value-type="string">
            <text:p>Tipo de teste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Carga de usuarios</text:p>
          </table:table-cell>
          <table:table-cell table:style-name="ce1" office:value-type="string" calcext:value-type="string">
            <text:p>Limite de carga de usuario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unosSolicitaMatriculaSpike</text:p>
          </table:table-cell>
          <table:table-cell table:style-name="ce1" office:value-type="string" calcext:value-type="string">
            <text:p>Estar logado como academico.</text:p>
          </table:table-cell>
          <table:table-cell table:style-name="ce1" office:value-type="string" calcext:value-type="string">
            <text:p>matrícula,</text:p>
            <text:p>senha.</text:p>
            <text:p/>
          </table:table-cell>
          <table:table-cell table:style-name="ce1" office:value-type="string" calcext:value-type="string">
            <text:p>Iniciasse com uma carga pequena que sera incrementada gradualmente, na qual os usuarios irão realizar as solicitações de matrícula. Depois de um tempo determinado o sistema irá receber um pico de acesso de usuarios tentando realizar a solicitação de matrícula.</text:p>
          </table:table-cell>
          <table:table-cell table:style-name="ce1" office:value-type="string" calcext:value-type="string">
            <text:p>Perfil 1 xx%,</text:p>
            <text:p>Perfil 2 xx%,</text:p>
            <text:p>Perfil 3 xx%.</text:p>
          </table:table-cell>
          <table:table-cell table:style-name="ce1" office:value-type="string" calcext:value-type="string">
            <text:p>Spike testing</text:p>
          </table:table-cell>
          <table:table-cell table:style-name="ce1" office:value-type="string" calcext:value-type="string">
            <text:p>Observar o comportamento do sistema</text:p>
          </table:table-cell>
          <table:table-cell table:style-name="ce1"/>
          <table:table-cell table:style-name="ce1" office:value-type="string" calcext:value-type="string">
            <text:p>Increment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unosSolicitaEVisualizaMatriculaSpike</text:p>
          </table:table-cell>
          <table:table-cell table:style-name="ce1" office:value-type="string" calcext:value-type="string">
            <text:p>Estar logado como academico.</text:p>
          </table:table-cell>
          <table:table-cell table:style-name="ce1" office:value-type="string" calcext:value-type="string">
            <text:p>matrícula,</text:p>
            <text:p>senha.</text:p>
            <text:p/>
          </table:table-cell>
          <table:table-cell table:style-name="ce1" office:value-type="string" calcext:value-type="string">
            <text:p>Iniciasse com uma carga pequena que sera incrementada gradualmente, na qual os usuarios irão realizar as solicitações de matrícula e visualizar o status da solicitação de matriula enquato outros alunos solicitão suas matriculas e o coordenado valida as solicitações. Depois de um tempo determinado o sistema irá receber um pico de acesso de usuarios tentando realizar a solicitação de matrícula.</text:p>
          </table:table-cell>
          <table:table-cell table:style-name="ce1" office:value-type="string" calcext:value-type="string">
            <text:p/>
            <text:p>Perfil 1 xx%,</text:p>
            <text:p>Perfil 2 xx%,</text:p>
            <text:p>Perfil 3 xx%,</text:p>
            <text:p>AlunoVisualizaSolicitação xx%,</text:p>
            <text:p>Coordenador xx%</text:p>
            <text:p/>
          </table:table-cell>
          <table:table-cell table:style-name="ce1" office:value-type="string" calcext:value-type="string">
            <text:p>Spike testing</text:p>
          </table:table-cell>
          <table:table-cell table:style-name="ce1" office:value-type="string" calcext:value-type="string">
            <text:p>Observar o comportamento do sistema</text:p>
          </table:table-cell>
          <table:table-cell table:style-name="ce1"/>
          <table:table-cell table:style-name="ce1" office:value-type="string" calcext:value-type="string">
            <text:p>Increment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soConstanteGuri</text:p>
          </table:table-cell>
          <table:table-cell table:style-name="ce1" office:value-type="string" calcext:value-type="string">
            <text:p>Estar logado como academico.</text:p>
          </table:table-cell>
          <table:table-cell table:style-name="ce1" office:value-type="string" calcext:value-type="string">
            <text:p>matrícula,</text:p>
            <text:p>senha</text:p>
            <text:p/>
          </table:table-cell>
          <table:table-cell table:style-name="ce1" office:value-type="string" calcext:value-type="string">
            <text:p>Executar o cenário AlunosSolicitaEVisualizaMatriculaSpike e conjunto com outros scrptis dos outros modulos.</text:p>
          </table:table-cell>
          <table:table-cell table:style-name="ce1" office:value-type="string" calcext:value-type="string">
            <text:p>Perfil 1 xx%,</text:p>
            <text:p>Perfil 2 xx%,</text:p>
            <text:p>Perfil 3 xx%,</text:p>
            <text:p>AlunoVisualizaSolicitação xx%,</text:p>
            <text:p>Coordenador xx%,</text:p>
            <text:p>+++++</text:p>
          </table:table-cell>
          <table:table-cell table:style-name="ce1" office:value-type="string" calcext:value-type="string">
            <text:p>Stress testing</text:p>
          </table:table-cell>
          <table:table-cell table:style-name="ce1" office:value-type="string" calcext:value-type="string">
            <text:p>Verificar se o sistema suporta varios accessos simuntâneos.</text:p>
          </table:table-cell>
          <table:table-cell table:style-name="ce1"/>
          <table:table-cell table:style-name="ce1" office:value-type="string" calcext:value-type="string">
            <text:p/>
            <text:p/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2"/>
          <table:table-cell table:style-name="ce1" table:number-columns-repeated="5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992">
          <table:table-cell/>
          <table:table-cell table:style-name="ce1" table:number-columns-repeated="7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il" table:style-name="ta2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Ação</text:p>
          </table:table-cell>
          <table:table-cell table:style-name="ce1" office:value-type="string" calcext:value-type="string">
            <text:p>Passos (Script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uno1</text:p>
          </table:table-cell>
          <table:table-cell table:style-name="ce1" office:value-type="string" calcext:value-type="string">
            <text:p>Acessa o portal do aluno apenas para realizar a solicitação de matrícula, e suas diciplinas prioritarias serão disciplinas obrigatorias do seu curso.</text:p>
          </table:table-cell>
          <table:table-cell table:style-name="ce1" office:value-type="string" calcext:value-type="string">
            <text:p>Acadêmico → Alunos →Portal do Aluno → Solicitação de Matrícula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uno2</text:p>
          </table:table-cell>
          <table:table-cell table:style-name="ce1" office:value-type="string" calcext:value-type="string">
            <text:p>Acessa o portal do aluno apenas para realizar a solicitação de matrícula, e suas diciplinas prioritarias serão disciplinas obrigatorias mais ACGS de seu cursos</text:p>
          </table:table-cell>
          <table:table-cell table:style-name="ce1" office:value-type="string" calcext:value-type="string">
            <text:p>Acadêmico → Alunos →Portal do Aluno → Solicitação de Matrícula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uno3</text:p>
          </table:table-cell>
          <table:table-cell table:style-name="ce1" office:value-type="string" calcext:value-type="string">
            <text:p>Acessa o portal do aluno apenas para realizar a solicitação de matrícula, e suas diciplinas prioritarias serão disciplinas obrigatorias de seu curso mais ACGS aleátorias</text:p>
            <text:p/>
          </table:table-cell>
          <table:table-cell table:style-name="ce1" office:value-type="string" calcext:value-type="string">
            <text:p>Acadêmico → Alunos →Portal do Aluno → Solicitação de Matrícula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unoVisualizaSolicitação</text:p>
          </table:table-cell>
          <table:table-cell table:style-name="ce1" office:value-type="string" calcext:value-type="string">
            <text:p>Visualiza o relatório de solicitação de matrícula</text:p>
          </table:table-cell>
          <table:table-cell table:style-name="ce1" office:value-type="string" calcext:value-type="string">
            <text:p>Acadêmico → Alunos →Portal do Aluno → Relatórios → Solicitação de matrícula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ordenador</text:p>
          </table:table-cell>
          <table:table-cell table:style-name="ce1" office:value-type="string" calcext:value-type="string">
            <text:p>Gerencia as solicitações de matrícula de alun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unoAleatório</text:p>
          </table:table-cell>
          <table:table-cell table:style-name="ce1" office:value-type="string" calcext:value-type="string">
            <text:p>Entrou no portal do aluno para outra funcionalidade do guri (Processo seletivo e Eventos)</text:p>
          </table:table-cell>
          <table:table-cell table:number-columns-repeated="1022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narios" style:display-name="PageStyle_Cen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" meta:object-count="0"/>
    <meta:generator>LibreOfficeDev/5.1.0.3$Linux_X86_64 LibreOffice_project/</meta:generator>
  </office:meta>
</office:document-meta>
</file>